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.2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.638cm"/>
    </style:style>
    <style:style style:name="gr4" style:family="graphic" style:parent-style-name="standard">
      <style:graphic-properties draw:stroke="none" svg:stroke-color="#000000" draw:fill="none" draw:fill-color="#ffffff" fo:min-height="1.117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  <style:text-properties style:font-name="Nimbus Roman1" fo:font-size="18pt" fo:font-style="italic" style:font-size-asian="18pt" style:font-size-complex="18pt"/>
    </style:style>
    <style:style style:name="P2" style:family="paragraph">
      <loext:graphic-properties draw:fill="none" draw:fill-color="#ffffff"/>
      <style:text-properties style:font-name="Nimbus Roman1" fo:font-size="18pt" fo:font-style="italic" style:font-size-asian="18pt" style:font-size-complex="18pt"/>
    </style:style>
    <style:style style:name="P3" style:family="paragraph">
      <style:paragraph-properties fo:text-align="center"/>
      <style:text-properties style:font-name="Nimbus Roman1" fo:font-size="18pt" fo:font-style="italic" style:font-size-asian="18pt" style:font-size-complex="18pt"/>
    </style:style>
    <style:style style:name="T1" style:family="text">
      <style:text-properties style:text-position="0% 100%" style:font-name="Nimbus Roman1" fo:font-size="18pt" fo:font-style="italic" style:font-size-asian="18pt" style:font-size-complex="18pt"/>
    </style:style>
    <style:style style:name="T2" style:family="text">
      <style:text-properties style:text-position="33% 58%" style:font-name="Nimbus Roman1" fo:font-size="18pt" fo:font-style="italic" style:font-size-asian="18pt" style:font-size-complex="18pt"/>
    </style:style>
    <style:style style:name="T3" style:family="text">
      <style:text-properties style:text-position="-33% 58%" style:font-name="Nimbus Roman1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Nimbus Roman1" fo:font-size="18pt" fo:font-style="italic" style:font-size-asian="18pt" style:font-size-complex="18pt"/>
    </style:style>
    <style:style style:name="T5" style:family="text">
      <style:text-properties style:text-position="-33% 58%" style:font-name="Nimbus Roman1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68cm" svg:y1="5.91cm" svg:x2="21.171cm" svg:y2="5.91cm">
          <text:p/>
        </draw:line>
        <draw:line draw:style-name="gr1" draw:text-style-name="P1" draw:layer="layout" svg:x1="1.368cm" svg:y1="4.841cm" svg:x2="1.368cm" svg:y2="6.826cm">
          <text:p/>
        </draw:line>
        <draw:line draw:style-name="gr1" draw:text-style-name="P1" draw:layer="layout" svg:x1="4.669cm" svg:y1="4.841cm" svg:x2="4.669cm" svg:y2="6.826cm">
          <text:p/>
        </draw:line>
        <draw:line draw:style-name="gr1" draw:text-style-name="P1" draw:layer="layout" svg:x1="7.97cm" svg:y1="4.841cm" svg:x2="7.97cm" svg:y2="6.826cm">
          <text:p/>
        </draw:line>
        <draw:line draw:style-name="gr1" draw:text-style-name="P1" draw:layer="layout" svg:x1="11.27cm" svg:y1="4.841cm" svg:x2="11.27cm" svg:y2="6.826cm">
          <text:p/>
        </draw:line>
        <draw:line draw:style-name="gr1" draw:text-style-name="P1" draw:layer="layout" svg:x1="14.57cm" svg:y1="4.841cm" svg:x2="14.57cm" svg:y2="6.826cm">
          <text:p/>
        </draw:line>
        <draw:line draw:style-name="gr1" draw:text-style-name="P1" draw:layer="layout" svg:x1="17.871cm" svg:y1="4.841cm" svg:x2="17.871cm" svg:y2="6.826cm">
          <text:p/>
        </draw:line>
        <draw:line draw:style-name="gr1" draw:text-style-name="P1" draw:layer="layout" svg:x1="21.172cm" svg:y1="4.841cm" svg:x2="21.172cm" svg:y2="6.826cm">
          <text:p/>
        </draw:line>
        <draw:frame draw:style-name="gr2" draw:text-style-name="P2" draw:layer="layout" svg:width="1.719cm" svg:height="1.34cm" svg:x="0.873cm" svg:y="6.788cm">
          <draw:text-box>
            <text:p><text:span text:style-name="T1">r</text:span><text:span text:style-name="T2">c</text:span><text:span text:style-name="T3">0</text:span></text:p>
          </draw:text-box>
        </draw:frame>
        <draw:frame draw:style-name="gr2" draw:text-style-name="P2" draw:layer="layout" svg:width="1.719cm" svg:height="1.34cm" svg:x="4.008cm" svg:y="6.788cm">
          <draw:text-box>
            <text:p><text:span text:style-name="T1">r</text:span><text:span text:style-name="T2">c</text:span><text:span text:style-name="T3">1</text:span></text:p>
          </draw:text-box>
        </draw:frame>
        <draw:frame draw:style-name="gr3" draw:text-style-name="P2" draw:layer="layout" svg:width="2.138cm" svg:height="1.168cm" svg:x="5.469cm" svg:y="6.906cm">
          <draw:text-box>
            <text:p><text:span text:style-name="T4">...</text:span></text:p>
          </draw:text-box>
        </draw:frame>
        <draw:frame draw:style-name="gr4" draw:text-style-name="P2" draw:layer="layout" svg:width="2.64cm" svg:height="1.367cm" svg:x="20.677cm" svg:y="6.761cm">
          <draw:text-box>
            <text:p><text:span text:style-name="T1">r</text:span><text:span text:style-name="T2">c</text:span><text:span text:style-name="T5">N/2</text:span></text:p>
          </draw:text-box>
        </draw:frame>
        <draw:custom-shape draw:style-name="gr5" draw:text-style-name="P3" draw:layer="layout" svg:width="0.165cm" svg:height="0.152cm" svg:x="1.276cm" svg:y="3.4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65cm" svg:height="0.154cm" svg:x="4.582cm" svg:y="1.3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65cm" svg:height="0.153cm" svg:x="7.894cm" svg:y="2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64cm" svg:height="0.153cm" svg:x="11.198cm" svg:y="3.9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63cm" svg:height="0.152cm" svg:x="14.477cm" svg:y="2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65cm" svg:height="0.152cm" svg:x="17.792cm" svg:y="4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65cm" svg:height="0.153cm" svg:x="21.082cm" svg:y="3.47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07:34.559057927</dc:date>
    <meta:editing-duration>PT2H14M19S</meta:editing-duration>
    <meta:editing-cycles>59</meta:editing-cycles>
    <meta:generator>LibreOffice/6.3.3.2$Linux_X86_64 LibreOffice_project/a64200df03143b798afd1ec74a12ab50359878ed</meta:generator>
    <meta:document-statistic meta:object-count="19"/>
  </office:meta>
</office:document-meta>
</file>